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0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1f888b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T9" style:family="text">
      <style:text-properties officeooo:rsid="001f888b"/>
    </style:style>
    <style:style style:name="T10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8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8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6">Segnalatore</text:p>
          </table:table-cell>
          <table:covered-table-cell/>
          <table:table-cell table:style-name="Tabella1.A3" table:number-columns-spanned="2" office:value-type="string">
            <text:p text:style-name="P6">Rif. Cliente Codice NC</text:p>
          </table:table-cell>
          <table:covered-table-cell/>
          <table:table-cell table:style-name="Tabella1.A3" table:number-columns-spanned="2" office:value-type="string">
            <text:p text:style-name="P23">Rif. DDT</text:p>
          </table:table-cell>
          <table:covered-table-cell/>
          <table:table-cell table:style-name="Tabella1.G3" table:number-columns-spanned="2" office:value-type="string">
            <text:p text:style-name="P22"><text:span text:style-name="T9">In carico a</text:span>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8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10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21"><text:span text:style-name="T10"><text:placeholder text:placeholder-type="text">&lt;' DDT nr %s del %s' % (o.ddt_ref,o.ddt_date) if o.ddt_ref or o.ddt_date else ''&gt;</text:placeholder></text:span></text:p>
          </table:table-cell>
          <table:covered-table-cell/>
          <table:table-cell table:style-name="Tabella1.G4" table:number-columns-spanned="2" office:value-type="string">
            <text:p text:style-name="P24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11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9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7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7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7"><text:placeholder text:placeholder-type="text">&lt;l.lot_deadline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4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3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<text:placeholder text:placeholder-type="text">&lt;'Firma RAQ' if o.state == 'saw'else ''&gt;</text:placeholder> <text:s text:c="4"/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6T18:43:07.502969452</dc:date>
    <meta:editing-duration>P1DT15H54M19S</meta:editing-duration>
    <meta:editing-cycles>423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4" meta:word-count="114" meta:character-count="934" meta:non-whitespace-character-count="817"/>
    <meta:user-defined meta:name="Info 1"/>
    <meta:user-defined meta:name="Info 2"/>
    <meta:user-defined meta:name="Info 3"/>
    <meta:user-defined meta:name="Info 4"/>
  </office:meta>
</office:document-meta>
</file>